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6.708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7.90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225cm"/>
    </style:style>
    <style:style style:name="co7" style:family="table-column">
      <style:table-column-properties fo:break-before="auto" style:column-width="8.0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/>
    </style:style>
    <style:style style:name="ce2" style:family="table-cell" style:parent-style-name="Default">
      <style:text-properties fo:color="#1a1a1a" style:font-name="DejaVu Sans" fo:font-size="10pt" fo:language="none" fo:country="none" style:font-name-asian="DejaVu Sans" style:font-size-asian="5.09999990463257pt" style:language-asian="none" style:country-asian="none" style:font-name-complex="DejaVu Sans" style:font-size-complex="5.09999990463257pt" style:language-complex="none" style:country-complex="none"/>
    </style:style>
    <style:style style:name="T1" style:family="text">
      <style:text-properties fo:language="none" fo:country="none" style:font-name-asian="DejaVu Sans" style:font-size-asian="5.09999990463257pt" style:language-asian="none" style:country-asian="none" style:font-name-complex="F" style:font-size-complex="5.09999990463257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Adafruit HUZZAH ESP8266 Breakout</text:p>
          </table:table-cell>
          <table:table-cell office:value-type="string" calcext:value-type="string">
            <text:p>$9.95</text:p>
          </table:table-cell>
          <table:table-cell table:style-name="ce2" office:value-type="string" calcext:value-type="string">
            <text:p><text:span text:style-name="T1"><text:a xlink:href="http://www.adafruit.com/product/2471" xlink:type="simple">http://www.adafruit.com/product/2471</text:a>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<text:a xlink:href="http://www.ebay.com/itm/121789470639" xlink:type="simple">http://www.ebay.com/itm/121789470639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<text:a xlink:href="http://www.ebay.com/itm/391298225553" xlink:type="simple">http://www.ebay.com/itm/391298225553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string" calcext:value-type="string">
            <text:p>$6.98</text:p>
          </table:table-cell>
          <table:table-cell office:value-type="string" calcext:value-type="string">
            <text:p><text:a xlink:href="http://www.ebay.com/itm/141669629461" xlink:type="simple">http://www.ebay.com/itm/141669629461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string" calcext:value-type="string">
            <text:p>$0.76</text:p>
          </table:table-cell>
          <table:table-cell office:value-type="string" calcext:value-type="string">
            <text:p><text:a xlink:href="http://www.ebay.com/itm/171927089559" xlink:type="simple">http://www.ebay.com/itm/171927089559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 socket</text:p>
          </table:table-cell>
          <table:table-cell office:value-type="string" calcext:value-type="string">
            <text:p>Power socket with radio control</text:p>
          </table:table-cell>
          <table:table-cell office:value-type="string" calcext:value-type="string">
            <text:p>$11.95</text:p>
          </table:table-cell>
          <table:table-cell office:value-type="string" calcext:value-type="string">
            <text:p><text:a xlink:href="http://www.ebay.com/itm/252098805055" xlink:type="simple">http://www.ebay.com/itm/252098805055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sensor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mish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Adafruit HUZZAH ESP8266 Breakout</text:p>
          </table:table-cell>
          <table:table-cell/>
          <table:table-cell office:value-type="string" calcext:value-type="string">
            <text:p>$9.95</text:p>
          </table:table-cell>
          <table:table-cell table:style-name="ce2" office:value-type="string" calcext:value-type="string">
            <text:p><text:span text:style-name="T1"><text:a xlink:href="http://www.adafruit.com/product/2471" xlink:type="simple">http://www.adafruit.com/product/2471</text:a>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string" calcext:value-type="string">
            <text:p>Pin 2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<text:a xlink:href="http://www.ebay.com/itm/121789470639" xlink:type="simple">http://www.ebay.com/itm/121789470639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/>
          <table:table-cell office:value-type="string" calcext:value-type="string">
            <text:p>$2.30</text:p>
          </table:table-cell>
          <table:table-cell office:value-type="string" calcext:value-type="string">
            <text:p><text:a xlink:href="http://www.ebay.com/itm/391298225553" xlink:type="simple">http://www.ebay.com/itm/391298225553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Pins 4 &amp; 5 I2C</text:p>
          </table:table-cell>
          <table:table-cell office:value-type="string" calcext:value-type="string">
            <text:p>$18.00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/>
          <table:table-cell office:value-type="string" calcext:value-type="string">
            <text:p>$6.98</text:p>
          </table:table-cell>
          <table:table-cell office:value-type="string" calcext:value-type="string">
            <text:p><text:a xlink:href="http://www.ebay.com/itm/141669629461" xlink:type="simple">http://www.ebay.com/itm/141669629461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string" calcext:value-type="string">
            <text:p>Pin 13</text:p>
          </table:table-cell>
          <table:table-cell office:value-type="string" calcext:value-type="string">
            <text:p>$0.76</text:p>
          </table:table-cell>
          <table:table-cell office:value-type="string" calcext:value-type="string">
            <text:p><text:a xlink:href="http://www.ebay.com/itm/171927089559" xlink:type="simple">http://www.ebay.com/itm/171927089559</text:a>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Ultrasonic Sensor</text:p>
          </table:table-cell>
          <table:table-cell table:style-name="Default" office:value-type="string" calcext:value-type="string">
            <text:p>Sensor for water level</text:p>
          </table:table-cell>
          <table:table-cell table:style-name="Default" office:value-type="string" calcext:value-type="string">
            <text:p>Pin 15 Transmit, Echo 16</text:p>
          </table:table-cell>
          <table:table-cell table:style-name="Default" table:number-columns-repeated="1021"/>
        </table:table-row>
        <table:table-row table:style-name="ro2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sensor</text:p>
          </table:table-cell>
          <table:table-cell office:value-type="string" calcext:value-type="string">
            <text:p>Pins 4 &amp; 5 I2C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 Pumps</text:p>
          </table:table-cell>
          <table:table-cell office:value-type="string" calcext:value-type="string">
            <text:p>RB-See-382 pumps for closing water valv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VISHAY IRLD024PBF MOSFET</text:p>
          </table:table-cell>
          <table:table-cell office:value-type="string" calcext:value-type="string">
            <text:p>Pins 13,12,14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Power socket</text:p>
          </table:table-cell>
          <table:table-cell office:value-type="string" calcext:value-type="string">
            <text:p>Power socket with radio control</text:p>
          </table:table-cell>
          <table:table-cell/>
          <table:table-cell office:value-type="string" calcext:value-type="string">
            <text:p>$11.95</text:p>
          </table:table-cell>
          <table:table-cell office:value-type="string" calcext:value-type="string">
            <text:p><text:a xlink:href="http://www.ebay.com/itm/252098805055" xlink:type="simple">http://www.ebay.com/itm/252098805055</text:a>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000-00-00T00:00:03.200528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2:17:45.100837703</meta:creation-date>
    <dc:date>2016-02-23T15:43:09.900042832</dc:date>
    <meta:editing-duration>P1DT41M14S</meta:editing-duration>
    <meta:editing-cycles>5</meta:editing-cycles>
    <meta:generator>LibreOffice/4.1.3.2$Linux_X86_64 LibreOffice_project/410m0$Build-2</meta:generator>
    <meta:document-statistic meta:table-count="2" meta:cell-count="84" meta:object-count="0"/>
  </office:meta>
</office:document-meta>
</file>